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 style:list-style-name="WWNum1">
      <loext:graphic-properties draw:fill="solid" draw:fill-color="#f9f9f9"/>
      <style:paragraph-properties fo:margin-left="0.5in" fo:margin-right="0in" fo:margin-top="0.1665in" fo:margin-bottom="0.1665in" loext:contextual-spacing="false" fo:line-height="100%" fo:text-indent="-0.25in" style:auto-text-indent="false" fo:background-color="#f9f9f9" fo:padding="0in" fo:border="none"/>
    </style:style>
    <style:style style:name="P2" style:family="paragraph" style:parent-style-name="Standard">
      <loext:graphic-properties draw:fill="solid" draw:fill-color="#f9f9f9"/>
      <style:paragraph-properties fo:margin-left="0.5in" fo:margin-right="0in" fo:margin-top="0.1665in" fo:margin-bottom="0.1665in" loext:contextual-spacing="false" fo:line-height="100%" fo:text-indent="0in" style:auto-text-indent="false" fo:background-color="#f9f9f9" fo:padding="0in" fo:border="none"/>
    </style:style>
    <style:style style:name="P3" style:family="paragraph" style:parent-style-name="Heading_20_3" style:master-page-name="Standard">
      <loext:graphic-properties draw:fill="solid" draw:fill-color="#f9f9f9"/>
      <style:paragraph-properties fo:margin-top="0.1945in" fo:margin-bottom="0.1807in" loext:contextual-spacing="false" fo:line-height="120%" fo:keep-together="auto" fo:orphans="0" fo:widows="0" style:page-number="1" fo:background-color="#f9f9f9" fo:padding="0in" fo:border="none" fo:keep-with-next="auto"/>
    </style:style>
    <style:style style:name="T1" style:family="text">
      <style:text-properties fo:color="#3d495c" style:font-name="Verdana" fo:font-size="13pt" fo:font-weight="bold" style:font-name-asian="Verdana1" style:font-size-asian="13pt" style:font-weight-asian="bold" style:font-name-complex="Verdana1" style:font-size-complex="13pt"/>
    </style:style>
    <style:style style:name="T2" style:family="text">
      <style:text-properties style:font-name="Verdana" fo:font-size="12pt" style:font-name-asian="Verdana1" style:font-size-asian="12pt" style:font-name-complex="Verdana1" style:font-size-complex="12pt"/>
    </style:style>
    <style:style style:name="T3" style:family="text">
      <style:text-properties fo:color="#e83e8c" style:font-name="Courier New" fo:font-size="10.5pt" style:font-name-asian="Courier New1" style:font-size-asian="10.5pt" style:font-name-complex="Courier New1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462f46jm0f80"/><text:span text:style-name="T1">Parte I - Comandos de Input e Output</text:span></text:p>
      <text:list xml:id="list1521631665" text:style-name="WWNum1">
        <text:list-item>
          <text:p text:style-name="P1"><text:span text:style-name="T2">Navegue até a pasta </text:span><text:span text:style-name="T3">unix_tests</text:span><text:span text:style-name="T2"> ;</text:span></text:p>
        </text:list-item>
      </text:list>
      <text:p text:style-name="P2"><text:span text:style-name="T2">cd unix_tests</text:span></text:p>
      <text:list xml:id="list164349459230753" text:continue-numbering="true" text:style-name="WWNum1">
        <text:list-item>
          <text:p text:style-name="P1"><text:span text:style-name="T2">Crie um arquivo texto pelo terminal com o nome </text:span><text:span text:style-name="T3">skills2.txt</text:span><text:span text:style-name="T2"> e adicione os valores </text:span><text:span text:style-name="T3">Internet</text:span><text:span text:style-name="T2"> , </text:span><text:span text:style-name="T3">Unix</text:span><text:span text:style-name="T2"> e </text:span><text:span text:style-name="T3">Bash</text:span><text:span text:style-name="T2"> , um em cada linha.</text:span></text:p>
        </text:list-item>
      </text:list>
      <text:p text:style-name="P2"><text:span text:style-name="T2">cat &gt; skills2.txt</text:span></text:p>
      <text:p text:style-name="P2"><text:span text:style-name="T2">Internet</text:span></text:p>
      <text:p text:style-name="P2"><text:span text:style-name="T2">Unix</text:span></text:p>
      <text:p text:style-name="P2"><text:span text:style-name="T2">Bash</text:span></text:p>
      <text:list xml:id="list164349879136206" text:continue-numbering="true" text:style-name="WWNum1">
        <text:list-item>
          <text:p text:style-name="P1"><text:span text:style-name="T2">Adicione mais 5 itens à sua lista de skills e depois imprima a lista ordenada no terminal. 🤓</text:span></text:p>
        </text:list-item>
      </text:list>
      <text:p text:style-name="P2"><text:span text:style-name="T2">cat &gt;&gt; skills2.txt</text:span></text:p>
      <text:p text:style-name="P2"><text:span text:style-name="T2">Golang</text:span></text:p>
      <text:p text:style-name="P2"><text:span text:style-name="T2">Rust</text:span></text:p>
      <text:p text:style-name="P2"><text:span text:style-name="T2">C++</text:span></text:p>
      <text:p text:style-name="P2"><text:span text:style-name="T2">TypeScript</text:span></text:p>
      <text:p text:style-name="P2"><text:span text:style-name="T2">Dart</text:span></text:p>
      <text:list xml:id="list164350018096600" text:continue-numbering="true" text:style-name="WWNum1">
        <text:list-item>
          <text:p text:style-name="P1"><text:span text:style-name="T2">Conte quantas linhas tem o arquivo </text:span><text:span text:style-name="T3">skills2.txt</text:span><text:span text:style-name="T2"> .</text:span></text:p>
        </text:list-item>
      </text:list>
      <text:p text:style-name="P2"><text:span text:style-name="T2">wc -l skills2.txt</text:span></text:p>
      <text:list xml:id="list164348443751824" text:continue-numbering="true" text:style-name="WWNum1">
        <text:list-item>
          <text:p text:style-name="P1"><text:span text:style-name="T2">Crie um arquivo chamado </text:span><text:span text:style-name="T3">top_skills.txt</text:span><text:span text:style-name="T2"> usando o </text:span><text:span text:style-name="T3">skills2.txt</text:span><text:span text:style-name="T2"> , contendo as 3 primeiras skills em ordem alfabética.</text:span></text:p>
        </text:list-item>
      </text:list>
      <text:p text:style-name="P2"><text:span text:style-name="T2">head -3 skills2.txt | cat &gt; top_skills.txt</text:span></text:p>
      <text:list xml:id="list164349062891654" text:continue-numbering="true" text:style-name="WWNum1">
        <text:list-item>
          <text:p text:style-name="P1"><text:span text:style-name="T2">Crie um novo arquivo chamado </text:span><text:span text:style-name="T3">phrases2.txt</text:span><text:span text:style-name="T2"> pelo terminal e adicione algumas frases de sua escolha.</text:span></text:p>
        </text:list-item>
      </text:list>
      <text:p text:style-name="P2"><text:span text:style-name="T2">cat &gt; phrases2.txt</text:span></text:p>
      <text:p text:style-name="P2"><text:span text:style-name="T2">Top text</text:span></text:p>
      <text:p text:style-name="P2"><text:span text:style-name="T2">Middle text</text:span></text:p>
      <text:p text:style-name="P2"><text:span text:style-name="T2">Bottom text</text:span></text:p>
      <text:list xml:id="list164349783008214" text:continue-numbering="true" text:style-name="WWNum1">
        <text:list-item>
          <text:p text:style-name="P1"><text:span text:style-name="T2">Conte o número de linhas que contêm as letras </text:span><text:span text:style-name="T3">br</text:span><text:span text:style-name="T2"> .</text:span></text:p>
        </text:list-item>
      </text:list>
      <text:p text:style-name="P2"><text:soft-page-break/><text:span text:style-name="T2">grep -ci "br" phrases2.txt // c: count | i: case insensitive</text:span></text:p>
      <text:list xml:id="list164349069848021" text:continue-numbering="true" text:style-name="WWNum1">
        <text:list-item>
          <text:p text:style-name="P1"><text:span text:style-name="T2">Conte o número de linhas que não contêm as letras </text:span><text:span text:style-name="T3">br</text:span><text:span text:style-name="T2"> .</text:span></text:p>
        </text:list-item>
      </text:list>
      <text:p text:style-name="P2"><text:span text:style-name="T2">grep -cvi "br" phrases2.txt // v: inverse</text:span></text:p>
      <text:list xml:id="list164349319190464" text:continue-numbering="true" text:style-name="WWNum1">
        <text:list-item>
          <text:p text:style-name="P1"><text:span text:style-name="T2">Adicione dois nomes de países ao final do arquivo </text:span><text:span text:style-name="T3">phrases2.txt</text:span><text:span text:style-name="T2"> .</text:span></text:p>
        </text:list-item>
      </text:list>
      <text:p text:style-name="P2"><text:span text:style-name="T2">cat &gt;&gt; phrases2.txt</text:span></text:p>
      <text:p text:style-name="P2"><text:span text:style-name="T2">Brazil</text:span></text:p>
      <text:p text:style-name="P2"><text:span text:style-name="T2">Argentina</text:span></text:p>
      <text:list xml:id="list164349273628451" text:continue-numbering="true" text:style-name="WWNum1">
        <text:list-item>
          <text:p text:style-name="P1"><text:span text:style-name="T2">Crie um novo arquivo chamado </text:span><text:span text:style-name="T3">bunch_of_things.txt</text:span><text:span text:style-name="T2"> com os conteúdos dos arquivos </text:span><text:span text:style-name="T3">phrases2.txt</text:span><text:span text:style-name="T2"> e </text:span><text:span text:style-name="T3">countries.txt</text:span></text:p>
        </text:list-item>
      </text:list>
      <text:p text:style-name="P2"><text:span text:style-name="T3">cat phrases2.txt countries.txt &gt; bunch_of_things.txt</text:span></text:p>
      <text:list xml:id="list164350336578795" text:continue-numbering="true" text:style-name="WWNum1">
        <text:list-item>
          <text:p text:style-name="P1"><text:span text:style-name="T2">Ordene o arquivo </text:span><text:span text:style-name="T3">bunch_of_things.txt</text:span><text:span text:style-name="T2"> .</text:span></text:p>
        </text:list-item>
      </text:list>
      <text:p text:style-name="P2"><text:span text:style-name="T2">sort -o bunch_of_things.txt $_ // o: utiliza o segundo argumento como outpu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 style:font-name-asian="Verdana1" style:font-family-asian="Verdana" style:font-family-generic-asian="system" style:font-pitch-asian="variable" style:font-size-asian="12pt" style:font-name-complex="Verdana1" style:font-family-complex="Verdana" style:font-family-generic-complex="system" style:font-pitch-complex="variable" style:font-size-complex="12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6" meta:word-count="235" meta:character-count="1339" meta:non-whitespace-character-count="1151"/>
    <meta:generator>LibreOfficeDev/6.0.5.2$Linux_X86_64 LibreOffice_project/</meta:generator>
  </office:meta>
</office:document-meta>
</file>